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29cm" draw:shadow="hidden"/>
    </style:style>
    <style:style style:name="gr2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53cm" svg:height="0.878cm" svg:x="1.132cm" svg:y="1.279cm">
          <draw:text-box>
            <text:p><text:span text:style-name="T1">Application C</text:span></text:p>
          </draw:text-box>
        </draw:frame>
        <draw:frame draw:style-name="gr1" draw:text-style-name="P1" draw:layer="layout" svg:width="4.853cm" svg:height="0.878cm" svg:x="9.533cm" svg:y="1.28cm">
          <draw:text-box>
            <text:p><text:span text:style-name="T1">Application S</text:span></text:p>
          </draw:text-box>
        </draw:frame>
        <draw:line draw:style-name="gr2" draw:text-style-name="P2" draw:layer="layout" svg:x1="4.574cm" svg:y1="4.061cm" svg:x2="9.527cm" svg:y2="4.061cm">
          <text:p/>
        </draw:line>
        <draw:frame draw:style-name="gr1" draw:text-style-name="P1" draw:layer="layout" svg:width="3.302cm" svg:height="0.878cm" svg:x="5.584cm" svg:y="2.979cm">
          <draw:text-box>
            <text:p><text:span text:style-name="T1">AFTER</text:span></text:p>
          </draw:text-box>
        </draw:frame>
        <draw:custom-shape draw:style-name="gr3" draw:text-style-name="P2" draw:layer="layout" svg:width="4.094cm" svg:height="2.848cm" svg:x="9.523cm" svg:y="2.5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2.667cm" svg:height="2.54cm" svg:x="1.508cm" svg:y="2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436cm" svg:height="0.962cm" svg:x="9.825cm" svg:y="3.58cm">
          <draw:text-box>
            <text:p><text:span text:style-name="T2">STARTED</text:span></text:p>
          </draw:text-box>
        </draw:frame>
        <draw:frame draw:style-name="gr4" draw:text-style-name="P3" draw:layer="layout" svg:width="2.555cm" svg:height="0.962cm" svg:x="1.525cm" svg:y="3.48cm">
          <draw:text-box>
            <text:p><text:span text:style-name="T2">START</text:span></text:p>
          </draw:text-box>
        </draw:frame>
        <draw:frame draw:style-name="gr5" draw:layer="layout" svg:width="5.334cm" svg:height="1.393cm" svg:x="0.762cm" svg:y="5.855cm">
          <draw:text-box>
            <text:p>ResourceAction</text:p>
          </draw:text-box>
        </draw:frame>
        <draw:frame draw:style-name="gr5" draw:layer="layout" svg:width="4.953cm" svg:height="1.393cm" svg:x="9.363cm" svg:y="5.856cm">
          <draw:text-box>
            <text:p>ResourceSt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5:54:54</meta:creation-date>
    <dc:date>2013-11-06T16:51:45</dc:date>
    <dc:creator>alina </dc:creator>
    <meta:editing-duration>PT25M40S</meta:editing-duration>
    <meta:editing-cycles>3</meta:editing-cycles>
    <meta:generator>LibreOffice/3.5$Linux_X86_64 LibreOffice_project/350m1$Build-2</meta:generator>
    <meta:document-statistic meta:object-count="10"/>
  </office:meta>
</office:document-meta>
</file>